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padding="0.0194in" fo:border="none"/>
    </style:style>
    <style:style style:name="Table2" style:family="table">
      <style:table-properties style:width="6.8861in" style:rel-width="100%" table:align="left"/>
    </style:style>
    <style:style style:name="Table2.A" style:family="table-column">
      <style:table-column-properties style:column-width="0.8in" style:rel-column-width="7613*"/>
    </style:style>
    <style:style style:name="Table2.B" style:family="table-column">
      <style:table-column-properties style:column-width="1.3868in" style:rel-column-width="13198*"/>
    </style:style>
    <style:style style:name="Table2.C" style:family="table-column">
      <style:table-column-properties style:column-width="1.566in" style:rel-column-width="14903*"/>
    </style:style>
    <style:style style:name="Table2.D" style:family="table-column">
      <style:table-column-properties style:column-width="1.2993in" style:rel-column-width="12365*"/>
    </style:style>
    <style:style style:name="Table2.E" style:family="table-column">
      <style:table-column-properties style:column-width="1.834in" style:rel-column-width="17456*"/>
    </style:style>
    <style:style style:name="Table2.A1" style:family="table-cell">
      <style:table-cell-properties style:vertical-align="middle" fo:padding="0.0194in" fo:border="none"/>
    </style:style>
    <style:style style:name="Table3" style:family="table">
      <style:table-properties style:width="6.8861in" style:rel-width="100%" table:align="left"/>
    </style:style>
    <style:style style:name="Table3.A" style:family="table-column">
      <style:table-column-properties style:column-width="0.6215in" style:rel-column-width="5915*"/>
    </style:style>
    <style:style style:name="Table3.B" style:family="table-column">
      <style:table-column-properties style:column-width="1.3771in" style:rel-column-width="13105*"/>
    </style:style>
    <style:style style:name="Table3.C" style:family="table-column">
      <style:table-column-properties style:column-width="1.5917in" style:rel-column-width="15147*"/>
    </style:style>
    <style:style style:name="Table3.D" style:family="table-column">
      <style:table-column-properties style:column-width="1.3931in" style:rel-column-width="13257*"/>
    </style:style>
    <style:style style:name="Table3.E" style:family="table-column">
      <style:table-column-properties style:column-width="1.9028in" style:rel-column-width="18111*"/>
    </style:style>
    <style:style style:name="Table3.A1" style:family="table-cell">
      <style:table-cell-properties style:vertical-align="middle" fo:padding="0.0194in" fo:border="none"/>
    </style:style>
    <style:style style:name="Table4" style:family="table">
      <style:table-properties style:width="6.8861in" style:rel-width="100%" table:align="left"/>
    </style:style>
    <style:style style:name="Table4.A" style:family="table-column">
      <style:table-column-properties style:column-width="0.8104in" style:rel-column-width="7712*"/>
    </style:style>
    <style:style style:name="Table4.B" style:family="table-column">
      <style:table-column-properties style:column-width="1.384in" style:rel-column-width="13171*"/>
    </style:style>
    <style:style style:name="Table4.C" style:family="table-column">
      <style:table-column-properties style:column-width="1.5632in" style:rel-column-width="14876*"/>
    </style:style>
    <style:style style:name="Table4.D" style:family="table-column">
      <style:table-column-properties style:column-width="1.2972in" style:rel-column-width="12345*"/>
    </style:style>
    <style:style style:name="Table4.E" style:family="table-column">
      <style:table-column-properties style:column-width="1.8313in" style:rel-column-width="17431*"/>
    </style:style>
    <style:style style:name="Table4.A1" style:family="table-cell">
      <style:table-cell-properties style:vertical-align="middle" fo:padding="0.0194in" fo:border="none"/>
    </style:style>
    <style:style style:name="Table5" style:family="table">
      <style:table-properties style:width="6.8861in" style:rel-width="100%" table:align="left"/>
    </style:style>
    <style:style style:name="Table5.A" style:family="table-column">
      <style:table-column-properties style:column-width="0.8104in" style:rel-column-width="7712*"/>
    </style:style>
    <style:style style:name="Table5.B" style:family="table-column">
      <style:table-column-properties style:column-width="1.384in" style:rel-column-width="13171*"/>
    </style:style>
    <style:style style:name="Table5.C" style:family="table-column">
      <style:table-column-properties style:column-width="1.5632in" style:rel-column-width="14876*"/>
    </style:style>
    <style:style style:name="Table5.D" style:family="table-column">
      <style:table-column-properties style:column-width="1.2972in" style:rel-column-width="12345*"/>
    </style:style>
    <style:style style:name="Table5.E" style:family="table-column">
      <style:table-column-properties style:column-width="1.8313in" style:rel-column-width="17431*"/>
    </style:style>
    <style:style style:name="Table5.A1" style:family="table-cell">
      <style:table-cell-properties style:vertical-align="middle" fo:padding="0.0194in" fo:border="none"/>
    </style:style>
    <style:style style:name="Table6" style:family="table">
      <style:table-properties style:width="6.8861in" style:rel-width="100%" table:align="left"/>
    </style:style>
    <style:style style:name="Table6.A" style:family="table-column">
      <style:table-column-properties style:column-width="0.6465in" style:rel-column-width="6152*"/>
    </style:style>
    <style:style style:name="Table6.B" style:family="table-column">
      <style:table-column-properties style:column-width="1.3778in" style:rel-column-width="13112*"/>
    </style:style>
    <style:style style:name="Table6.C" style:family="table-column">
      <style:table-column-properties style:column-width="1.5875in" style:rel-column-width="15108*"/>
    </style:style>
    <style:style style:name="Table6.D" style:family="table-column">
      <style:table-column-properties style:column-width="1.3806in" style:rel-column-width="13138*"/>
    </style:style>
    <style:style style:name="Table6.E" style:family="table-column">
      <style:table-column-properties style:column-width="1.8938in" style:rel-column-width="18025*"/>
    </style:style>
    <style:style style:name="Table6.A1" style:family="table-cell">
      <style:table-cell-properties style:vertical-align="middle" fo:padding="0.0194in" fo:border="none"/>
    </style:style>
    <style:style style:name="Table7" style:family="table">
      <style:table-properties style:width="6.8861in" style:rel-width="100%" table:align="left"/>
    </style:style>
    <style:style style:name="Table7.A" style:family="table-column">
      <style:table-column-properties style:column-width="0.8in" style:rel-column-width="7613*"/>
    </style:style>
    <style:style style:name="Table7.B" style:family="table-column">
      <style:table-column-properties style:column-width="1.3868in" style:rel-column-width="13198*"/>
    </style:style>
    <style:style style:name="Table7.C" style:family="table-column">
      <style:table-column-properties style:column-width="1.566in" style:rel-column-width="14903*"/>
    </style:style>
    <style:style style:name="Table7.D" style:family="table-column">
      <style:table-column-properties style:column-width="1.2993in" style:rel-column-width="12365*"/>
    </style:style>
    <style:style style:name="Table7.E" style:family="table-column">
      <style:table-column-properties style:column-width="1.834in" style:rel-column-width="17456*"/>
    </style:style>
    <style:style style:name="Table7.A1" style:family="table-cell">
      <style:table-cell-properties style:vertical-align="middle" fo:padding="0.0194in" fo:border="none"/>
    </style:style>
    <style:style style:name="Table8" style:family="table">
      <style:table-properties style:width="6.8861in" style:rel-width="100%" table:align="left"/>
    </style:style>
    <style:style style:name="Table8.A" style:family="table-column">
      <style:table-column-properties style:column-width="0.8in" style:rel-column-width="7613*"/>
    </style:style>
    <style:style style:name="Table8.B" style:family="table-column">
      <style:table-column-properties style:column-width="1.3868in" style:rel-column-width="13198*"/>
    </style:style>
    <style:style style:name="Table8.C" style:family="table-column">
      <style:table-column-properties style:column-width="1.566in" style:rel-column-width="14903*"/>
    </style:style>
    <style:style style:name="Table8.D" style:family="table-column">
      <style:table-column-properties style:column-width="1.2993in" style:rel-column-width="12365*"/>
    </style:style>
    <style:style style:name="Table8.E" style:family="table-column">
      <style:table-column-properties style:column-width="1.834in" style:rel-column-width="17456*"/>
    </style:style>
    <style:style style:name="Table8.A1" style:family="table-cell">
      <style:table-cell-properties style:vertical-align="middle" fo:padding="0.0194in" fo:border="none"/>
    </style:style>
    <style:style style:name="Table9" style:family="table">
      <style:table-properties style:width="6.8861in" style:rel-width="100%" table:align="left"/>
    </style:style>
    <style:style style:name="Table9.A" style:family="table-column">
      <style:table-column-properties style:column-width="0.8in" style:rel-column-width="7613*"/>
    </style:style>
    <style:style style:name="Table9.B" style:family="table-column">
      <style:table-column-properties style:column-width="1.3868in" style:rel-column-width="13198*"/>
    </style:style>
    <style:style style:name="Table9.C" style:family="table-column">
      <style:table-column-properties style:column-width="1.566in" style:rel-column-width="14903*"/>
    </style:style>
    <style:style style:name="Table9.D" style:family="table-column">
      <style:table-column-properties style:column-width="1.2993in" style:rel-column-width="12365*"/>
    </style:style>
    <style:style style:name="Table9.E" style:family="table-column">
      <style:table-column-properties style:column-width="1.834in" style:rel-column-width="17456*"/>
    </style:style>
    <style:style style:name="Table9.A1" style:family="table-cell">
      <style:table-cell-properties style:vertical-align="middle" fo:padding="0.0194in" fo:border="none"/>
    </style:style>
    <style:style style:name="Table10" style:family="table">
      <style:table-properties style:width="6.8861in" style:rel-width="100%" table:align="left"/>
    </style:style>
    <style:style style:name="Table10.A" style:family="table-column">
      <style:table-column-properties style:column-width="0.8264in" style:rel-column-width="7864*"/>
    </style:style>
    <style:style style:name="Table10.B" style:family="table-column">
      <style:table-column-properties style:column-width="1.1847in" style:rel-column-width="11274*"/>
    </style:style>
    <style:style style:name="Table10.C" style:family="table-column">
      <style:table-column-properties style:column-width="1.5903in" style:rel-column-width="15134*"/>
    </style:style>
    <style:style style:name="Table10.D" style:family="table-column">
      <style:table-column-properties style:column-width="1.3861in" style:rel-column-width="13191*"/>
    </style:style>
    <style:style style:name="Table10.E" style:family="table-column">
      <style:table-column-properties style:column-width="1.8986in" style:rel-column-width="18072*"/>
    </style:style>
    <style:style style:name="Table10.A1" style:family="table-cell">
      <style:table-cell-properties style:vertical-align="middle" fo:padding="0.0194in" fo:border="none"/>
    </style:style>
    <style:style style:name="Table11" style:family="table">
      <style:table-properties style:width="6.8861in" style:rel-width="100%" table:align="left"/>
    </style:style>
    <style:style style:name="Table11.A" style:family="table-column">
      <style:table-column-properties style:column-width="0.8in" style:rel-column-width="7613*"/>
    </style:style>
    <style:style style:name="Table11.B" style:family="table-column">
      <style:table-column-properties style:column-width="1.3868in" style:rel-column-width="13198*"/>
    </style:style>
    <style:style style:name="Table11.C" style:family="table-column">
      <style:table-column-properties style:column-width="1.566in" style:rel-column-width="14903*"/>
    </style:style>
    <style:style style:name="Table11.D" style:family="table-column">
      <style:table-column-properties style:column-width="1.2993in" style:rel-column-width="12365*"/>
    </style:style>
    <style:style style:name="Table11.E" style:family="table-column">
      <style:table-column-properties style:column-width="1.834in" style:rel-column-width="17456*"/>
    </style:style>
    <style:style style:name="Table11.A1" style:family="table-cell">
      <style:table-cell-properties style:vertical-align="middle" fo:padding="0.0194in" fo:border="none"/>
    </style:style>
    <style:style style:name="P1" style:family="paragraph" style:parent-style-name="Standard">
      <style:paragraph-properties fo:margin-top="0in" fo:margin-bottom="0in"/>
      <style:text-properties fo:font-size="2pt" style:font-size-asian="2pt" style:font-size-complex="2pt"/>
    </style:style>
    <style:style style:name="P2" style:family="paragraph" style:parent-style-name="Table_20_Contents" style:list-style-name="L1"/>
    <style:style style:name="P3" style:family="paragraph" style:parent-style-name="Table_20_Contents">
      <style:text-properties fo:font-size="2pt" style:font-size-asian="2pt" style:font-size-complex="2pt"/>
    </style:style>
    <style:style style:name="P4" style:family="paragraph" style:parent-style-name="Table_20_Contents">
      <style:paragraph-properties fo:margin-top="0in" fo:margin-bottom="0.1965in"/>
    </style:style>
    <style:style style:name="P5" style:family="paragraph" style:parent-style-name="Table_20_Contents" style:list-style-name="L1">
      <style:paragraph-properties fo:margin-top="0in" fo:margin-bottom="0.1965in"/>
    </style:style>
    <style:style style:name="P6" style:family="paragraph" style:parent-style-name="Table_20_Contents">
      <style:paragraph-properties fo:margin-top="0in" fo:margin-bottom="0.1965in"/>
      <style:text-properties fo:font-style="italic" fo:font-weight="bold" style:font-style-asian="italic" style:font-weight-asian="bold" style:font-style-complex="italic" style:font-weight-complex="bold"/>
    </style:style>
    <style:style style:name="T1" style:family="text">
      <style:text-properties fo:font-weight="bold"/>
    </style:style>
    <style:style style:name="T2" style:family="text">
      <style:text-properties fo:color="#ff000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eneral Questions </text:p>
      <text:p text:style-name="P1"><text:bookmark text:name="example"/></text:p>
      <table:table table:name="Table1" table:style-name="Table1">
        <table:table-column table:style-name="Table1.A"/>
        <table:table-row>
          <table:table-cell table:style-name="Table1.A1" office:value-type="string">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text:span text:style-name="T1">1 .</text:span> </text:p>
                  <text:p text:style-name="P4">Type: MCQ </text:p>
                </table:table-cell>
                <table:table-cell table:style-name="Table2.A1" office:value-type="string">
                  <text:p text:style-name="Table_20_Contents">Time Taken: 77 Second </text:p>
                </table:table-cell>
                <table:table-cell table:style-name="Table2.A1" office:value-type="string">
                  <text:p text:style-name="Table_20_Contents">Window violation: 0 times </text:p>
                </table:table-cell>
                <table:table-cell table:style-name="Table2.A1" office:value-type="string">
                  <text:p text:style-name="Table_20_Contents">Time violation: 0 secs</text:p>
                </table:table-cell>
                <table:table-cell table:style-name="Table2.A1" office:value-type="string">
                  <text:p text:style-name="Table_20_Contents">Section: AngularJS Application</text:p>
                </table:table-cell>
              </table:table-row>
              <table:table-row>
                <table:table-cell table:style-name="Table2.A1" office:value-type="string">
                  <text:p text:style-name="P4">Wrong</text:p>
                  <text:p text:style-name="Table_20_Contents">Points : 1 <text:line-break/>Score : <text:span text:style-name="T2">(0)</text:span> </text:p>
                </table:table-cell>
                <table:table-cell table:style-name="Table2.A1" table:number-columns-spanned="4" office:value-type="string">
                  <text:p text:style-name="Table_20_Contents">How to execute a method when ng-repeat is already finished?<text:line-break/>var module = angular.module('testApp', []) <text:line-break/>    .directive('onFinishRender', function () { <text:line-break/>    return { <text:line-break/>        restrict: 'A', <text:line-break/>        link: function (scope, element, attr) { <text:line-break/>            if (scope.$last === true) { <text:line-break/>                element.ready(function () { <text:line-break/>                    console.log("calling:"+attr.onFinishRender); <text:line-break/>                    // CALL ALERT() HERE! <text:line-break/>                }); <text:line-break/>            } <text:line-break/>        } <text:line-break/>    } <text:line-break/>}); <text:line-break/>function MyController() { <text:line-break/>    $scope.arr = [1, 2, 3, 4, 5, 6]; <text:line-break/>    function alert() { <text:line-break/>        console.log("alert executed"); <text:line-break/>    } <text:line-break/>}  </text:p>
                  <text:p text:style-name="Table_20_Contents">Status: Answered <text:line-break/><text:span text:style-name="T1">Candidate Answer: </text:span>&lt;div ng-app="testApp" ng-controller="MyController"&gt;<text:line-break/>&lt;p ng-repeat="t in ta" ng-after="alert()"&gt;{{t}}&lt;/p&gt;<text:line-break/>&lt;/div&gt; </text:p>
                </table:table-cell>
                <table:covered-table-cell/>
                <table:covered-table-cell/>
                <table:covered-table-cell/>
              </table:table-row>
            </table:table>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4"><text:span text:style-name="T1">2 .</text:span> </text:p>
                  <text:p text:style-name="P4">Type: MCQ </text:p>
                </table:table-cell>
                <table:table-cell table:style-name="Table3.A1" office:value-type="string">
                  <text:p text:style-name="Table_20_Contents">Time Taken: 68 Second </text:p>
                </table:table-cell>
                <table:table-cell table:style-name="Table3.A1" office:value-type="string">
                  <text:p text:style-name="Table_20_Contents">Window violation: 0 times </text:p>
                </table:table-cell>
                <table:table-cell table:style-name="Table3.A1" office:value-type="string">
                  <text:p text:style-name="Table_20_Contents">Time violation: 0 secs</text:p>
                </table:table-cell>
                <table:table-cell table:style-name="Table3.A1" office:value-type="string">
                  <text:p text:style-name="Table_20_Contents">Section: AngularJS Application</text:p>
                </table:table-cell>
              </table:table-row>
              <table:table-row>
                <table:table-cell table:style-name="Table3.A1" office:value-type="string">
                  <text:p text:style-name="P4">Correct</text:p>
                  <text:p text:style-name="Table_20_Contents">Points : 1 <text:line-break/>Score : 1 </text:p>
                </table:table-cell>
                <table:table-cell table:style-name="Table3.A1" table:number-columns-spanned="4" office:value-type="string">
                  <text:p text:style-name="Table_20_Contents">In angular certain controls are only visible to users with certain permissions. This is based on scope variables set by server API calls. When these variables are accessed through a browsers dev console, their values can be changed. Using the code below admin control popped up, is there a way to control this security breach?<text:line-break/><text:line-break/><text:span text:style-name="Strong_20_Emphasis">Code :</text:span><text:line-break/>angular.element($0).scope().$parent.myUserInfo.accessType = "admin"<text:line-break/>angular.element($0).scope().$apply() </text:p>
                  <text:p text:style-name="Table_20_Contents"><text:span text:style-name="T1">Candidate Answer: </text:span>Leave it as it is. The authentication always has to be made on the server side. </text:p>
                </table:table-cell>
                <table:covered-table-cell/>
                <table:covered-table-cell/>
                <table:covered-table-cell/>
              </table:table-row>
            </table:table>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4"><text:soft-page-break/><text:span text:style-name="T1">3 .</text:span> </text:p>
                  <text:p text:style-name="P4">Type: MCQ </text:p>
                </table:table-cell>
                <table:table-cell table:style-name="Table4.A1" office:value-type="string">
                  <text:p text:style-name="Table_20_Contents">Time Taken: 34 Second </text:p>
                </table:table-cell>
                <table:table-cell table:style-name="Table4.A1" office:value-type="string">
                  <text:p text:style-name="Table_20_Contents">Window violation: 0 times </text:p>
                </table:table-cell>
                <table:table-cell table:style-name="Table4.A1" office:value-type="string">
                  <text:p text:style-name="Table_20_Contents">Time violation: 0 secs</text:p>
                </table:table-cell>
                <table:table-cell table:style-name="Table4.A1" office:value-type="string">
                  <text:p text:style-name="Table_20_Contents">Section: AngularJS Application</text:p>
                </table:table-cell>
              </table:table-row>
              <table:table-row>
                <table:table-cell table:style-name="Table4.A1" office:value-type="string">
                  <text:p text:style-name="P4">Correct</text:p>
                  <text:p text:style-name="Table_20_Contents">Points : 1 <text:line-break/>Score : 1 </text:p>
                </table:table-cell>
                <table:table-cell table:style-name="Table4.A1" table:number-columns-spanned="4" office:value-type="string">
                  <text:p text:style-name="Table_20_Contents">You need to watch for a routeChange event in AngularJS, how will you do?  </text:p>
                  <text:p text:style-name="Table_20_Contents"><text:span text:style-name="T1">Candidate Answer: </text:span>$rooteScope.$on( "$routeChangeStart", function(event, next, current) {<text:line-break/>//code<text:line-break/>}); </text:p>
                </table:table-cell>
                <table:covered-table-cell/>
                <table:covered-table-cell/>
                <table:covered-table-cell/>
              </table:table-row>
            </table:table>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4"><text:span text:style-name="T1">4 .</text:span> </text:p>
                  <text:p text:style-name="P4">Type: MCQ </text:p>
                </table:table-cell>
                <table:table-cell table:style-name="Table5.A1" office:value-type="string">
                  <text:p text:style-name="Table_20_Contents">Time Taken: 27 Second </text:p>
                </table:table-cell>
                <table:table-cell table:style-name="Table5.A1" office:value-type="string">
                  <text:p text:style-name="Table_20_Contents">Window violation: 0 times </text:p>
                </table:table-cell>
                <table:table-cell table:style-name="Table5.A1" office:value-type="string">
                  <text:p text:style-name="Table_20_Contents">Time violation: 0 secs</text:p>
                </table:table-cell>
                <table:table-cell table:style-name="Table5.A1" office:value-type="string">
                  <text:p text:style-name="Table_20_Contents">Section: AngularJS Application</text:p>
                </table:table-cell>
              </table:table-row>
              <table:table-row>
                <table:table-cell table:style-name="Table5.A1" office:value-type="string">
                  <text:p text:style-name="P4">Correct</text:p>
                  <text:p text:style-name="Table_20_Contents">Points : 1 <text:line-break/>Score : 1 </text:p>
                </table:table-cell>
                <table:table-cell table:style-name="Table5.A1" table:number-columns-spanned="4" office:value-type="string">
                  <text:p text:style-name="Table_20_Contents">How to call a method on page load in AngularJS?  </text:p>
                  <text:p text:style-name="Table_20_Contents"><text:span text:style-name="T1">Candidate Answer: </text:span>$scope.$on('$viewContentLoaded', function() {<text:line-break/>//call method here<text:line-break/>}); </text:p>
                </table:table-cell>
                <table:covered-table-cell/>
                <table:covered-table-cell/>
                <table:covered-table-cell/>
              </table:table-row>
            </table:table>
            <text:p text:style-name="Text_20_body"/>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4"><text:span text:style-name="T1">5 .</text:span> </text:p>
                  <text:p text:style-name="P4">Type: MCQ </text:p>
                </table:table-cell>
                <table:table-cell table:style-name="Table6.A1" office:value-type="string">
                  <text:p text:style-name="Table_20_Contents">Time Taken: 63 Second </text:p>
                </table:table-cell>
                <table:table-cell table:style-name="Table6.A1" office:value-type="string">
                  <text:p text:style-name="Table_20_Contents">Window violation: 0 times </text:p>
                </table:table-cell>
                <table:table-cell table:style-name="Table6.A1" office:value-type="string">
                  <text:p text:style-name="Table_20_Contents">Time violation: 0 secs</text:p>
                </table:table-cell>
                <table:table-cell table:style-name="Table6.A1" office:value-type="string">
                  <text:p text:style-name="Table_20_Contents">Section: AngularJS Application</text:p>
                </table:table-cell>
              </table:table-row>
              <table:table-row>
                <table:table-cell table:style-name="Table6.A1" office:value-type="string">
                  <text:p text:style-name="P4">Correct</text:p>
                  <text:p text:style-name="Table_20_Contents">Points : 1 <text:line-break/>Score : 1 </text:p>
                </table:table-cell>
                <table:table-cell table:style-name="Table6.A1" table:number-columns-spanned="4" office:value-type="string">
                  <text:p text:style-name="Table_20_Contents">An Angular app makes restful calls to the server, a service wraps up the calls to the server using a method on the service that simply returns the promise from the $http service. How can we add some additional processing on that method call?<text:line-break/><text:line-break/><text:span text:style-name="Strong_20_Emphasis">Currently in typescript:</text:span><text:line-break/>class BoardService {<text:line-break/>    private $http;<text:line-break/>    constructor($rootScope: IRootScope, $http: ng.IHttpService) {<text:line-break/>         this.$http = $http;<text:line-break/>    }<text:line-break/>    fetchBoard(id: number) {<text:line-break/>        return this.$http.get("/api/board/" + id);<text:line-break/>    }<text:line-break/>} </text:p>
                  <text:p text:style-name="Table_20_Contents"><text:span text:style-name="T1">Candidate Answer: </text:span>Make fetchBoard2 to return a promise that gets resolved once the $http promise has come back and you've manipulated the data. You do this with Angular's $q service.<text:line-break/><text:line-break/>fetchBoard2(id: number) {<text:line-break/>    var deferred = $q.defer();<text:line-break/><text:soft-page-break/>    $http.get("/api/board/" + id).success(function(data) {<text:line-break/>        var newData = doSomething(data);<text:line-break/>        deferred.resolve(newData);<text:line-break/>    });<text:line-break/>    return deferred.promise;<text:line-break/>} </text:p>
                </table:table-cell>
                <table:covered-table-cell/>
                <table:covered-table-cell/>
                <table:covered-table-cell/>
              </table:table-row>
            </table:table>
            <text:p text:style-name="Text_20_body"/>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4"><text:span text:style-name="T1">6 .</text:span> </text:p>
                  <text:p text:style-name="P4">Type: MCQ </text:p>
                </table:table-cell>
                <table:table-cell table:style-name="Table7.A1" office:value-type="string">
                  <text:p text:style-name="Table_20_Contents">Time Taken: 32 Second </text:p>
                </table:table-cell>
                <table:table-cell table:style-name="Table7.A1" office:value-type="string">
                  <text:p text:style-name="Table_20_Contents">Window violation: 0 times </text:p>
                </table:table-cell>
                <table:table-cell table:style-name="Table7.A1" office:value-type="string">
                  <text:p text:style-name="Table_20_Contents">Time violation: 0 secs</text:p>
                </table:table-cell>
                <table:table-cell table:style-name="Table7.A1" office:value-type="string">
                  <text:p text:style-name="Table_20_Contents">Section: AngularJS Application</text:p>
                </table:table-cell>
              </table:table-row>
              <table:table-row>
                <table:table-cell table:style-name="Table7.A1" office:value-type="string">
                  <text:p text:style-name="P6">Wrong</text:p>
                  <text:p text:style-name="Table_20_Contents">Points : 1 <text:line-break/>Score : <text:span text:style-name="T2">(0)</text:span> </text:p>
                </table:table-cell>
                <table:table-cell table:style-name="Table7.A1" table:number-columns-spanned="4" office:value-type="string">
                  <text:p text:style-name="Table_20_Contents">You need to watch service variables, what should you do? </text:p>
                  <text:p text:style-name="Table_20_Contents"><text:span text:style-name="T1">Candidate Answer: </text:span>app.service('myService', function($q) {<text:line-break/>var self = this,<text:line-break/>defer = $q.defer();<text:line-break/>this.foo = 0;<text:line-break/>this.observeFoo = function() {<text:line-break/>return defer.promise;<text:line-break/>}<text:line-break/>this.setFoo = function(foo) {<text:line-break/>self.foo = foo;<text:line-break/>defer.notify(self.foo);<text:line-break/>}<text:line-break/>}) </text:p>
                </table:table-cell>
                <table:covered-table-cell/>
                <table:covered-table-cell/>
                <table:covered-table-cell/>
              </table:table-row>
            </table:table>
            <text:p text:style-name="Text_20_body"/>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4"><text:span text:style-name="T1">7 .</text:span> </text:p>
                  <text:p text:style-name="P4">Type: MCQ </text:p>
                </table:table-cell>
                <table:table-cell table:style-name="Table8.A1" office:value-type="string">
                  <text:p text:style-name="Table_20_Contents">Time Taken: 71 Second </text:p>
                </table:table-cell>
                <table:table-cell table:style-name="Table8.A1" office:value-type="string">
                  <text:p text:style-name="Table_20_Contents">Window violation: 0 times </text:p>
                </table:table-cell>
                <table:table-cell table:style-name="Table8.A1" office:value-type="string">
                  <text:p text:style-name="Table_20_Contents">Time violation: 0 secs</text:p>
                </table:table-cell>
                <table:table-cell table:style-name="Table8.A1" office:value-type="string">
                  <text:p text:style-name="Table_20_Contents">Section: AngularJS Application</text:p>
                </table:table-cell>
              </table:table-row>
              <table:table-row>
                <table:table-cell table:style-name="Table8.A1" office:value-type="string">
                  <text:p text:style-name="P6">Wrong</text:p>
                  <text:p text:style-name="Table_20_Contents">Points : 1 <text:line-break/>Score : <text:span text:style-name="T2">(0)</text:span> </text:p>
                </table:table-cell>
                <table:table-cell table:style-name="Table8.A1" table:number-columns-spanned="4" office:value-type="string">
                  <text:p text:style-name="Table_20_Contents">Suppose you need an access to attributes from the directive in AngularJS, what should you do? <text:line-break/><text:span text:style-name="T1">Candidate Answer: </text:span>//Directive<text:line-break/>.directive('suLabel', function() {<text:line-break/>return {<text:line-break/>restrict: 'E',<text:line-break/>replace: true,<text:line-break/>transclude: true,<text:line-break/>scope: {<text:line-break/>title: '@tooltip'<text:line-break/>},<text:line-break/>template: '&lt;label&gt;&lt;a href="#" rel="tooltip" title="{{title}}" data-placement="right" ng-<text:line-break/>transclude&gt;&lt;/a&gt;&lt;/label&gt;',<text:line-break/>link: function(scope, element, attrs) {<text:line-break/>element.addClass('tooltip-title');<text:line-break/><text:soft-page-break/>},<text:line-break/>}<text:line-break/>})<text:line-break/>//View<text:line-break/>&lt;su-label tooltip="{{field.su_documentation}}"&gt;{{field.su_name}}&lt;/su-label&gt; </text:p>
                </table:table-cell>
                <table:covered-table-cell/>
                <table:covered-table-cell/>
                <table:covered-table-cell/>
              </table:table-row>
            </table:table>
            <text:p text:style-name="Text_20_body"/>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4"><text:span text:style-name="T1">8 .</text:span> </text:p>
                  <text:p text:style-name="P4">Type: MCQ </text:p>
                </table:table-cell>
                <table:table-cell table:style-name="Table9.A1" office:value-type="string">
                  <text:p text:style-name="Table_20_Contents">Time Taken: 75 Second </text:p>
                </table:table-cell>
                <table:table-cell table:style-name="Table9.A1" office:value-type="string">
                  <text:p text:style-name="Table_20_Contents">Window violation: 0 times </text:p>
                </table:table-cell>
                <table:table-cell table:style-name="Table9.A1" office:value-type="string">
                  <text:p text:style-name="Table_20_Contents">Time violation: 0 secs</text:p>
                </table:table-cell>
                <table:table-cell table:style-name="Table9.A1" office:value-type="string">
                  <text:p text:style-name="Table_20_Contents">Section: AngularJS Application</text:p>
                </table:table-cell>
              </table:table-row>
              <table:table-row>
                <table:table-cell table:style-name="Table9.A1" office:value-type="string">
                  <text:p text:style-name="P6">Wrong</text:p>
                  <text:p text:style-name="Table_20_Contents">Points : 1 <text:line-break/>Score : <text:span text:style-name="T2">(0)</text:span> </text:p>
                </table:table-cell>
                <table:table-cell table:style-name="Table9.A1" table:number-columns-spanned="4" office:value-type="string">
                  <text:p text:style-name="Table_20_Contents">You need to change some part of template dynamically. Which of the following syntax is right? <text:line-break/>&lt;html data-ng-app="Apper"&gt; <text:line-break/>&lt;head&gt; <text:line-break/>&lt;!-- include js files --&gt; <text:line-break/>&lt;title&gt;&lt;!-- should changed when ng-view changes --&gt;&lt;/title&gt; <text:line-break/>&lt;/head&gt; <text:line-break/>&lt;body&gt; <text:line-break/>&lt;/body&gt; <text:line-break/>&lt;/html&gt; <text:line-break/><text:span text:style-name="T1">Candidate Answer: </text:span>myModule.factory('template', function($scope) {<text:line-break/>var title = 'default';<text:line-break/>return {<text:line-break/>title: function($scope) { return title; },<text:line-break/>setTitle: function(newTitle) { title = newTitle }<text:line-break/>};<text:line-break/>}); </text:p>
                </table:table-cell>
                <table:covered-table-cell/>
                <table:covered-table-cell/>
                <table:covered-table-cell/>
              </table:table-row>
            </table:table>
            <text:p text:style-name="Text_20_body"/>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4"><text:span text:style-name="T1">9 .</text:span> </text:p>
                  <text:p text:style-name="P4">Type: Multiple Answer </text:p>
                </table:table-cell>
                <table:table-cell table:style-name="Table10.A1" office:value-type="string">
                  <text:p text:style-name="Table_20_Contents">Time Taken: 48 secs</text:p>
                </table:table-cell>
                <table:table-cell table:style-name="Table10.A1" office:value-type="string">
                  <text:p text:style-name="Table_20_Contents">Window violation: 0 times </text:p>
                </table:table-cell>
                <table:table-cell table:style-name="Table10.A1" office:value-type="string">
                  <text:p text:style-name="Table_20_Contents">Time violation: 0 secs</text:p>
                </table:table-cell>
                <table:table-cell table:style-name="Table10.A1" office:value-type="string">
                  <text:p text:style-name="Table_20_Contents">Section: AngularJS Application</text:p>
                </table:table-cell>
              </table:table-row>
              <table:table-row>
                <table:table-cell table:style-name="Table10.A1" office:value-type="string">
                  <text:p text:style-name="P6">Wrong</text:p>
                  <text:p text:style-name="Table_20_Contents">Points : 1 <text:line-break/>Score : <text:span text:style-name="T2">(0)</text:span> </text:p>
                </table:table-cell>
                <table:table-cell table:style-name="Table10.A1" table:number-columns-spanned="4" office:value-type="string">
                  <text:p text:style-name="Table_20_Contents">In our angular app, when Angular is used to consume the below REST API request, the Web Service URLs get stored in the Angular service or controller.js file. How can we stop this app from showing our password and username publicly when requested? <text:line-break/><text:span text:style-name="Strong_20_Emphasis">“http://mylocal.com/api/service.json?api_user=Username&amp;api_key=Password”</text:span><text:line-break/><text:span text:style-name="T1">Candidate Answer:</text:span> </text:p>
                  <text:list xml:id="list36243397" text:style-name="L1">
                    <text:list-item>
                      <text:p text:style-name="P2">Setup a back-end forwarder service to work with this API and hide the credentials on the back-end. You can do this using something like PHP, Ruby, Python, Node.JS </text:p>
                    </text:list-item>
                    <text:list-item>
                      <text:p text:style-name="P5">Use a supported security mechanism in the system</text:p>
                    </text:list-item>
                  </text:list>
                </table:table-cell>
                <table:covered-table-cell/>
                <table:covered-table-cell/>
                <table:covered-table-cell/>
              </table:table-row>
            </table:table>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4"><text:soft-page-break/></text:p>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row>
              <table:table-row>
                <table:table-cell table:style-name="Table11.A1" office:value-type="string">
                  <text:p text:style-name="P4"/>
                </table:table-cell>
                <table:table-cell table:style-name="Table11.A1" table:number-columns-spanned="4" office:value-type="string">
                  <text:p text:style-name="Table_20_Contents"><text:span text:style-name="T1"/></text:p>
                </table:table-cell>
                <table:covered-table-cell/>
                <table:covered-table-cell/>
                <table:covered-table-cell/>
              </table:table-row>
            </table:table>
            <text:p text:style-name="P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0H07M19S</meta:editing-duration>
    <meta:editing-cycles>4</meta:editing-cycles>
    <meta:generator>OpenOffice.org/3.1$Win32 OpenOffice.org_project/310m11$Build-9399</meta:generator>
    <dc:date>2017-06-28T16:11:56.71</dc:date>
    <dc:creator>Michael Gokey</dc:creator>
    <meta:document-statistic meta:table-count="11" meta:image-count="0" meta:object-count="0" meta:page-count="5" meta:paragraph-count="90" meta:word-count="802" meta:character-count="5681"/>
    <meta:user-defined meta:name="Info 1"/>
    <meta:user-defined meta:name="Info 2"/>
    <meta:user-defined meta:name="Info 3"/>
    <meta:user-defined meta:name="Info 4"/>
  </office:meta>
</office:document-meta>
</file>